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75.5pt"/>
    </style:style>
    <style:style style:name="co5" style:family="table-column">
      <style:table-column-properties fo:break-before="auto" style:column-width="59.84pt"/>
    </style:style>
    <style:style style:name="co6" style:family="table-column">
      <style:table-column-properties fo:break-before="auto" style:column-width="111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.48863280192" calcext:value-type="float">
            <text:p>127.4886328019</text:p>
          </table:table-cell>
          <table:table-cell office:value-type="float" office:value="1166.49723689244" calcext:value-type="float">
            <text:p>1166.4972368924</text:p>
          </table:table-cell>
          <table:table-cell office:value-type="string" calcext:value-type="string">
            <text:p>[{'nOctaves': 1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15.5" calcext:value-type="float">
            <text:p>715.5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.483941609506" calcext:value-type="float">
            <text:p>125.4839416095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.314635921735" calcext:value-type="float">
            <text:p>125.3146359217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5.423366359435" calcext:value-type="float">
            <text:p>125.4233663594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.534017144702" calcext:value-type="float">
            <text:p>129.5340171447</text:p>
          </table:table-cell>
          <table:table-cell office:value-type="float" office:value="1022.01225064545" calcext:value-type="float">
            <text:p>1022.012250645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8.5" calcext:value-type="float">
            <text:p>798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.452259317506" calcext:value-type="float">
            <text:p>123.4522593175</text:p>
          </table:table-cell>
          <table:table-cell office:value-type="float" office:value="1020.84640065817" calcext:value-type="float">
            <text:p>1020.8464006582</text:p>
          </table:table-cell>
          <table:table-cell office:value-type="string" calcext:value-type="string">
            <text:p>[{'nOctaves': 1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.178598335478" calcext:value-type="float">
            <text:p>121.1785983355</text:p>
          </table:table-cell>
          <table:table-cell office:value-type="float" office:value="1003.68409136851" calcext:value-type="float">
            <text:p>1003.6840913685</text:p>
          </table:table-cell>
          <table:table-cell office:value-type="string" calcext:value-type="string">
            <text:p>[{'nOctaves': 1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.39075940568" calcext:value-type="float">
            <text:p>133.3907594057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.278645541519" calcext:value-type="float">
            <text:p>133.2786455415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.319606497884" calcext:value-type="float">
            <text:p>133.3196064979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618284848519" calcext:value-type="float">
            <text:p>126.6182848485</text:p>
          </table:table-cell>
          <table:table-cell office:value-type="float" office:value="970.607968632607" calcext:value-type="float">
            <text:p>970.6079686326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5.5" calcext:value-type="float">
            <text:p>825.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7.737926952541" calcext:value-type="float">
            <text:p>127.7379269525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.912574832793" calcext:value-type="float">
            <text:p>127.9125748328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.831467254087" calcext:value-type="float">
            <text:p>127.8314672541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.61610421259" calcext:value-type="float">
            <text:p>134.6161042126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.629224875942" calcext:value-type="float">
            <text:p>134.6292248759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4.313694615383" calcext:value-type="float">
            <text:p>134.3136946154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.886089771986" calcext:value-type="float">
            <text:p>133.886089772</text:p>
          </table:table-cell>
          <table:table-cell office:value-type="float" office:value="922.123183171544" calcext:value-type="float">
            <text:p>922.1231831715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.658380798996" calcext:value-type="float">
            <text:p>125.658380799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.32086178707" calcext:value-type="float">
            <text:p>125.3208617871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.794691901188" calcext:value-type="float">
            <text:p>125.7946919012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5.773418841418" calcext:value-type="float">
            <text:p>135.7734188414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.058444666211" calcext:value-type="float">
            <text:p>134.0584446662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.740572410636" calcext:value-type="float">
            <text:p>133.7405724106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.744482186623" calcext:value-type="float">
            <text:p>137.7444821866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.830378115177" calcext:value-type="float">
            <text:p>137.8303781152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.9219395658" calcext:value-type="float">
            <text:p>137.9219395658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.230725489091" calcext:value-type="float">
            <text:p>135.2307254891</text:p>
          </table:table-cell>
          <table:table-cell office:value-type="float" office:value="855.279238019381" calcext:value-type="float">
            <text:p>855.279238019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19.5" calcext:value-type="float">
            <text:p>1219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.332331506535" calcext:value-type="float">
            <text:p>139.3323315065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9.031685930677" calcext:value-type="float">
            <text:p>139.0316859307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9.235303497408" calcext:value-type="float">
            <text:p>139.2353034974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652019513771" calcext:value-type="float">
            <text:p>147.6520195138</text:p>
          </table:table-cell>
          <table:table-cell office:value-type="float" office:value="771.904550134573" calcext:value-type="float">
            <text:p>771.9045501346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.248754452448" calcext:value-type="float">
            <text:p>148.2487544524</text:p>
          </table:table-cell>
          <table:table-cell office:value-type="float" office:value="751.863581766911" calcext:value-type="float">
            <text:p>751.8635817669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.451663584448" calcext:value-type="float">
            <text:p>148.4516635844</text:p>
          </table:table-cell>
          <table:table-cell office:value-type="float" office:value="746.314480544705" calcext:value-type="float">
            <text:p>746.3144805447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.898068431765" calcext:value-type="float">
            <text:p>152.8980684318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767296309583" calcext:value-type="float">
            <text:p>150.7672963096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.167459893506" calcext:value-type="float">
            <text:p>148.1674598935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.586233044043" calcext:value-type="float">
            <text:p>151.586233044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.44366660621" calcext:value-type="float">
            <text:p>151.4436666062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.476758494508" calcext:value-type="float">
            <text:p>151.4767584945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.944779420272" calcext:value-type="float">
            <text:p>143.9447794203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.089574921876" calcext:value-type="float">
            <text:p>144.0895749219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.026404421777" calcext:value-type="float">
            <text:p>144.0264044218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.447406659834" calcext:value-type="float">
            <text:p>138.4474066598</text:p>
          </table:table-cell>
          <table:table-cell office:value-type="float" office:value="721.748277963228" calcext:value-type="float">
            <text:p>721.7482779632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0.5" calcext:value-type="float">
            <text:p>122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.642054705415" calcext:value-type="float">
            <text:p>152.6420547054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2.531346645672" calcext:value-type="float">
            <text:p>152.5313466457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587045736611" calcext:value-type="float">
            <text:p>152.5870457366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1:56:55.606322580</dc:date>
    <meta:editing-duration>PT19M38S</meta:editing-duration>
    <meta:editing-cycles>1</meta:editing-cycles>
    <meta:document-statistic meta:table-count="1" meta:cell-count="287" meta:object-count="0"/>
    <meta:generator>LibreOffice/5.1.6.2$Linux_X86_64 LibreOffice_project/10m0$Build-2</meta:generator>
  </office:meta>
</office:document-meta>
</file>